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e47ee" officeooo:paragraph-rsid="001e47ee"/>
    </style:style>
    <style:style style:name="T1" style:family="text">
      <style:text-properties officeooo:rsid="001e47e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/<text:span text:style-name="T1">etc/nginx/default </text:span></text:p>
      <text:p text:style-name="P1">server {</text:p>
      <text:p text:style-name="P1"><text:s text:c="8"/>listen 80;</text:p>
      <text:p text:style-name="P1"><text:s text:c="8"/>listen [::]:80;</text:p>
      <text:p text:style-name="P1"/>
      <text:p text:style-name="P1"><text:s text:c="8"/>server_name 192.168.92.24:8000;</text:p>
      <text:p text:style-name="P1"/>
      <text:p text:style-name="P1"># <text:s text:c="6"/>root /var/www/example.com;</text:p>
      <text:p text:style-name="P1"><text:s text:c="8"/>index index.html;</text:p>
      <text:p text:style-name="P1">#</text:p>
      <text:p text:style-name="P1"><text:s text:c="8"/>location / {</text:p>
      <text:p text:style-name="P1"><text:s text:c="16"/>try_files $uri $uri/ =404;</text:p>
      <text:p text:style-name="P1"><text:s text:c="16"/>proxy_pass http://127.0.0.1:3000;</text:p>
      <text:p text:style-name="P1"><text:s text:c="16"/>proxy_set_header Host $host;</text:p>
      <text:p text:style-name="P1"><text:s text:c="16"/>proxy_set_header X-Real-IP $remote_addr;</text:p>
      <text:p text:style-name="P1"><text:s text:c="16"/>proxy_set_header X-Forwarded-For $proxy_add_x_forwarded_for;</text:p>
      <text:p text:style-name="P1"><text:s text:c="16"/>proxy_read_timeout 600;</text:p>
      <text:p text:style-name="P1"><text:s text:c="16"/>include proxy_params;</text:p>
      <text:p text:style-name="P1"><text:s text:c="8"/>}</text:p>
      <text:p text:style-name="P1">}</text:p>
      <text:p text:style-name="P1">/etc/nginx/sites_available/flask_server_lights</text:p>
      <text:p text:style-name="P1"/>
      <text:p text:style-name="P1">server {</text:p>
      <text:p text:style-name="P1"><text:s text:c="4"/>location / {</text:p>
      <text:p text:style-name="P1"><text:s text:c="8"/>proxy_pass http://localhost:8000;</text:p>
      <text:p text:style-name="P1"><text:s text:c="8"/>proxy_set_header Host $host;</text:p>
      <text:p text:style-name="P1"><text:s text:c="8"/>proxy_set_header X-Real-IP $remote_addr;</text:p>
      <text:p text:style-name="P1"><text:s text:c="4"/>}</text:p>
      <text:p text:style-name="P1"><text:s text:c="4"/>location /templates {</text:p>
      <text:p text:style-name="P1"><text:s text:c="8"/>alias <text:s/>/home/sonia/Automatic_Dashboard/flask_App/templates/;</text:p>
      <text:p text:style-name="P1"><text:s text:c="4"/>}</text:p>
      <text:p text:style-name="P1">}</text:p>
      <text:p text:style-name="P1">/etc/supervisor/conf.d/flask_lights</text:p>
      <text:p text:style-name="P1"/>
      <text:p text:style-name="P1">[program:flask_lights]</text:p>
      <text:p text:style-name="P1">command = gunicorn app:app -b 0.0.0.0:8000</text:p>
      <text:p text:style-name="P1">directory =/home/sonia/Automatic_Dashboard/flask_App/</text:p>
      <text:p text:style-name="P1">autostart = true</text:p>
      <text:p text:style-name="P1">autorestart = true</text:p>
      <text:p text:style-name="P1">stderr logfile = /var/log/auto_switch.err.log</text:p>
      <text:p text:style-name="P1">stdout_logfile = /var/log/auto_switch.out.log</text:p>
      <text:p text:style-name="P1">user = sonia</text:p>
      <text:p text:style-name="P1"/>
      <text:p text:style-name="P1">/etc/supervisor/conf.d/node</text:p>
      <text:p text:style-name="P1">[program: node_server_lights]</text:p>
      <text:p text:style-name="P1">directory = /home/sonia/Automatic_Dashboard/react_App/</text:p>
      <text:p text:style-name="P1">command = npm start</text:p>
      <text:p text:style-name="P1">#autostart = true</text:p>
      <text:p text:style-name="P1">autorestart = true</text:p>
      <text:p text:style-name="P1"><text:soft-page-break/>user = sonia</text:p>
      <text:p text:style-name="P1">redirect_stderr = true</text:p>
      <text:p text:style-name="P1">stdout_logfile = /var/log/node_server_light.log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8T16:44:03.150182670</meta:creation-date>
    <dc:date>2018-11-08T16:48:32.462625717</dc:date>
    <meta:editing-duration>PT5M22S</meta:editing-duration>
    <meta:editing-cycles>1</meta:editing-cycles>
    <meta:document-statistic meta:table-count="0" meta:image-count="0" meta:object-count="0" meta:page-count="2" meta:paragraph-count="47" meta:word-count="112" meta:character-count="1372" meta:non-whitespace-character-count="1091"/>
    <meta:generator>LibreOffice/5.1.6.2$Linux_X86_64 LibreOffice_project/10m0$Build-2</meta:generator>
  </office:meta>
</office:document-meta>
</file>